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
      <text:p text:style-name="Text_20_body">God provided a way to save the firstborn son of anyone who believed in him. Each family had to choose a perfect lamb and kill it.</text:p>
      <text:h text:style-name="Heading_20_9" text:outline-level="9">11-03</text:h>
      <text:p text:style-name="First_20_paragraph"/>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10Z</meta:creation-date>
    <dc:date>2023-05-24T11:33:10Z</dc:date>
  </office:meta>
</office:document-meta>
</file>